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1.17mm"/>
    </style:style>
    <style:style style:name="co4" style:family="table-column">
      <style:table-column-properties fo:break-before="auto" style:column-width="110.91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cepto(prueb, devengo, fijo, s, 1000000, 2017).</text:p>
          </table:table-cell>
          <table:table-cell office:value-type="string" calcext:value-type="string">
            <text:p>concepto prue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or_pago(X,V,P):-valor_contrato(X,Y), duracion_contrato(X,D,V), R is Y / D, dias_liquidados(X,DL),P is (DL * R).</text:p>
          </table:table-cell>
          <table:table-cell office:value-type="string" calcext:value-type="string">
            <text:p>Regla para calcular el valor del pago según valor de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eica(2016, 9.66).</text:p>
          </table:table-cell>
          <table:table-cell office:value-type="string" calcext:value-type="string">
            <text:p>Porcentaje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mpilla(2016, 0.01). </text:p>
          </table:table-cell>
          <table:table-cell office:value-type="string" calcext:value-type="string">
            <text:p>Porcentaje estampill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ultura(2016,0.005).</text:p>
          </table:table-cell>
          <table:table-cell office:value-type="string" calcext:value-type="string">
            <text:p>Porcentaje proCultur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ulto_mayor(2016, 0.02).</text:p>
          </table:table-cell>
          <table:table-cell office:value-type="string" calcext:value-type="string">
            <text:p>Porcentaje adulto mayor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ud(2016,12.5).</text:p>
          </table:table-cell>
          <table:table-cell office:value-type="string" calcext:value-type="string">
            <text:p>Porcentaje de salud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sion(2016,16).</text:p>
          </table:table-cell>
          <table:table-cell office:value-type="string" calcext:value-type="string">
            <text:p>Porcentaje de pensin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rio_minimo(2016, 689454).</text:p>
          </table:table-cell>
          <table:table-cell office:value-type="string" calcext:value-type="string">
            <text:p>Salario minimo de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estampilla(B,V,R) :- base_retencion(B,V,X) , estampilla(V, RE) , R is ((RE * X) rnd 0).</text:p>
          </table:table-cell>
          <table:table-cell office:value-type="string" calcext:value-type="string">
            <text:p>Regla para calcular estamp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procultura(B,V,R) :- base_retencion(B,V,X) , procultura(V, RP) , R is ((RP * X) rnd 0).</text:p>
          </table:table-cell>
          <table:table-cell office:value-type="string" calcext:value-type="string">
            <text:p>Regla para calcular procul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adulto_mayor(B,V,R) :- base_retencion(B,V,X) , adulto_mayor(V, RA) , R is ((RA * X) rnd 0).</text:p>
          </table:table-cell>
          <table:table-cell office:value-type="string" calcext:value-type="string">
            <text:p>Regla para calcular adulto may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l(2016,1,0.522).</text:p>
          </table:table-cell>
          <table:table-cell office:value-type="string" calcext:value-type="string">
            <text:p>Porcentaje ARL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_retencion(B, V, R) :- base_minimo(B,V,A), calcular_salud(A,V,VS), <text:s/>calcular_pension(A,V,VP), calcular_ARL(B,V,VARL), M is (VS+VP+VARL), T is B- M, C is T*0.25, R is T-C. </text:p>
          </table:table-cell>
          <table:table-cell office:value-type="string" calcext:value-type="string">
            <text:p>Regla base de la retenció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reteica(B,V,R):- base_retencion(B,V,X), reteica(V,RI), R is ((RI * X) / 1000 rnd 0). </text:p>
            <text:p/>
          </table:table-cell>
          <table:table-cell office:value-type="string" calcext:value-type="string">
            <text:p>Regla para calcular descuento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salud(B,V,VS) :- salud(V,PS), X is (B * (PS/100) rnd 0), Y is ((X+50) / 100 int 0), VS is Y * 100.</text:p>
          </table:table-cell>
          <table:table-cell office:value-type="string" calcext:value-type="string">
            <text:p>Regla para cálculo de salud en contrat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pension(B,V,VP) :- pension(V, PP), X is (B * (PP/100) rnd 0), Y is ((X+50) / 100 int 0), VP is Y * 100.</text:p>
          </table:table-cell>
          <table:table-cell office:value-type="string" calcext:value-type="string">
            <text:p>Regla para cálculo de pension en contrat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ARL(B,V,VARL) :- arl(V,1,PARL), X is ((PARL/100)* (B * 0.40) rnd 0), Y is ((X + 50)/ 100 int 0), VARL is Y * 100.</text:p>
          </table:table-cell>
          <table:table-cell office:value-type="string" calcext:value-type="string">
            <text:p>Regla para cálculo de ARL en contrat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_minimo(B,V,A):- salario_minimo(V,Z), X is B*0.40, (X@=&lt;Z -&gt; A is Z; A is X).</text:p>
          </table:table-cell>
          <table:table-cell office:value-type="string" calcext:value-type="string">
            <text:p>Regla para calcular base sobre la cual se calculan salud y pension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eica(2017,9.66).</text:p>
          </table:table-cell>
          <table:table-cell office:value-type="string" calcext:value-type="string">
            <text:p>Porcentaje ReteIca 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rio_minimo(2017,737717)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ud(2017,12.5)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sion(2017,16)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mpilla(2017,0.01)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ultura(2017,0.005)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l(2017,1,0.522)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ulto_mayor(2017,0.02)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or_retencion(VR):- ingresos(B), periodo(P), base_retencion(B,R), valor_uvt(P, VU), X is (R / VU),  evaluar_uvt(VU, X, E), H is ((E + 50) / 1000 rnd 0), VR is (H * 1000). </text:p>
            <text:p/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evaluar_uvt(VU,U,R):- (U @=&lt; 95 -&gt; R is 0).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valuar_uvt(VU,U,R):- (U @&gt; 95, U@=&lt;150 -&gt; A is U - 95, B is A*0.19, C is B * VU, R is (C rnd 0)).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valuar_uvt(VU,U,R):- (U @&gt; 150, U @=&lt;360 -&gt; A is U - 150, B is A*0.28, C is B * VU, D is (10 * VU), F is C + D, R is (F rnd 0)).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valuar_uvt(VU,U,R):- (U @&gt; 360 -&gt; A is U - 360, B is A*0.33, C is B * VU, D is (69 * VU), F is C + D, R is (F rnd 0)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se_retefuente(B, R) :- X is (B * 0.25 rnd 0),R is B-X.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or_uvt(2017,31859).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or_uvt(2016,29753)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4:38:45.5728892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9-26T14:51:49.712658343</dc:date>
    <dc:creator>Maria Ortiz</dc:creator>
    <meta:editing-duration>PT13M4S</meta:editing-duration>
    <meta:editing-cycles>1</meta:editing-cycles>
    <meta:document-statistic meta:table-count="1" meta:cell-count="164" meta:object-count="0"/>
  </office:meta>
</office:document-meta>
</file>